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GX-11004">
            <text:p>GX-11004</text:p>
          </table:table-cell>
          <table:table-cell office:value-type="float" office:value="44.119">
            <text:p>44.119</text:p>
          </table:table-cell>
          <table:table-cell office:value-type="float" office:value="-68.869">
            <text:p>-68.869</text:p>
          </table:table-cell>
          <table:table-cell office:value-type="float" office:value="5880.0">
            <text:p>5880.0</text:p>
          </table:table-cell>
          <table:table-cell office:value-type="float" office:value="105.0">
            <text:p>105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11.2454">
            <text:p>-11.2454</text:p>
          </table:table-cell>
          <table:table-cell office:value-type="float" office:value="0.7953772689736613">
            <text:p>0.7953772689736613</text:p>
          </table:table-cell>
          <table:table-cell office:value-type="float" office:value="0.7953772689736613">
            <text:p>0.7953772689736613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546">
            <text:p>SI-6546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155.0">
            <text:p>155.0</text:p>
          </table:table-cell>
          <table:table-cell office:value-type="float" office:value="45.0">
            <text:p>4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8424">
            <text:p>0.8424</text:p>
          </table:table-cell>
          <table:table-cell office:value-type="float" office:value="0.8424">
            <text:p>0.8424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547">
            <text:p>SI-6547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2540.0">
            <text:p>2540.0</text:p>
          </table:table-cell>
          <table:table-cell office:value-type="float" office:value="55.0">
            <text:p>5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1">
            <text:p>-2.91</text:p>
          </table:table-cell>
          <table:table-cell office:value-type="float" office:value="0.8424">
            <text:p>0.8424</text:p>
          </table:table-cell>
          <table:table-cell office:value-type="float" office:value="0.8424">
            <text:p>0.8424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549">
            <text:p>SI-6549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540.0">
            <text:p>540.0</text:p>
          </table:table-cell>
          <table:table-cell office:value-type="float" office:value="60.0">
            <text:p>6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85">
            <text:p>-1.485</text:p>
          </table:table-cell>
          <table:table-cell office:value-type="float" office:value="0.8426">
            <text:p>0.8426</text:p>
          </table:table-cell>
          <table:table-cell office:value-type="float" office:value="0.8426">
            <text:p>0.8426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44064">
            <text:p>Beta-44064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510.0">
            <text:p>3510.0</text:p>
          </table:table-cell>
          <table:table-cell office:value-type="float" office:value="60.0">
            <text:p>6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3854">
            <text:p>0.3854</text:p>
          </table:table-cell>
          <table:table-cell office:value-type="float" office:value="0.3854">
            <text:p>0.3854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551">
            <text:p>SI-6551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1505.0">
            <text:p>1505.0</text:p>
          </table:table-cell>
          <table:table-cell office:value-type="float" office:value="80.0">
            <text:p>8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8433">
            <text:p>0.8433</text:p>
          </table:table-cell>
          <table:table-cell office:value-type="float" office:value="0.8433">
            <text:p>0.8433</text:p>
          </table:table-cell>
          <table:table-cell office:value-type="string" office:value="GehrelsEtal2002,EngelhartHorton2012">
            <text:p>GehrelsEtal200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553">
            <text:p>SI-6553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2115.0">
            <text:p>2115.0</text:p>
          </table:table-cell>
          <table:table-cell office:value-type="float" office:value="50.0">
            <text:p>50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75">
            <text:p>-1.475</text:p>
          </table:table-cell>
          <table:table-cell office:value-type="float" office:value="1.0804">
            <text:p>1.0804</text:p>
          </table:table-cell>
          <table:table-cell office:value-type="float" office:value="1.0804">
            <text:p>1.0804</text:p>
          </table:table-cell>
          <table:table-cell office:value-type="string" office:value="GehrelsEtal2002,EngelhartHorton2012">
            <text:p>GehrelsEtal200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555">
            <text:p>SI-6555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2865.0">
            <text:p>2865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95">
            <text:p>-1.995</text:p>
          </table:table-cell>
          <table:table-cell office:value-type="float" office:value="0.843">
            <text:p>0.843</text:p>
          </table:table-cell>
          <table:table-cell office:value-type="float" office:value="0.843">
            <text:p>0.843</text:p>
          </table:table-cell>
          <table:table-cell office:value-type="string" office:value="GehrelsEtal2002,EngelhartHorton2012">
            <text:p>GehrelsEtal200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17">
            <text:p>SI-6617</text:p>
          </table:table-cell>
          <table:table-cell office:value-type="float" office:value="43.964">
            <text:p>43.964</text:p>
          </table:table-cell>
          <table:table-cell office:value-type="float" office:value="-69.571">
            <text:p>-69.571</text:p>
          </table:table-cell>
          <table:table-cell office:value-type="float" office:value="6295.0">
            <text:p>6295.0</text:p>
          </table:table-cell>
          <table:table-cell office:value-type="float" office:value="55.0">
            <text:p>55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5.31">
            <text:p>-15.3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2002,EngelhartHorton2012">
            <text:p>GehrelsEtal200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18">
            <text:p>SI-6618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1470.0">
            <text:p>1470.0</text:p>
          </table:table-cell>
          <table:table-cell office:value-type="float" office:value="55.0">
            <text:p>5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3863">
            <text:p>0.3863</text:p>
          </table:table-cell>
          <table:table-cell office:value-type="float" office:value="0.3863">
            <text:p>0.3863</text:p>
          </table:table-cell>
          <table:table-cell office:value-type="string" office:value="GehrelsEtal2002,EngelhartHorton2012">
            <text:p>GehrelsEtal200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19">
            <text:p>SI-6619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080.0">
            <text:p>3080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55">
            <text:p>-1.555</text:p>
          </table:table-cell>
          <table:table-cell office:value-type="float" office:value="0.386">
            <text:p>0.386</text:p>
          </table:table-cell>
          <table:table-cell office:value-type="float" office:value="0.386">
            <text:p>0.386</text:p>
          </table:table-cell>
          <table:table-cell office:value-type="string" office:value="GehrelsEtal2002,EngelhartHorton2012">
            <text:p>GehrelsEtal200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0">
            <text:p>SI-6620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865.0">
            <text:p>3865.0</text:p>
          </table:table-cell>
          <table:table-cell office:value-type="float" office:value="55.0">
            <text:p>5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3885">
            <text:p>0.3885</text:p>
          </table:table-cell>
          <table:table-cell office:value-type="float" office:value="0.3885">
            <text:p>0.3885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1">
            <text:p>SI-6621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1345.0">
            <text:p>1345.0</text:p>
          </table:table-cell>
          <table:table-cell office:value-type="float" office:value="55.0">
            <text:p>5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3854">
            <text:p>0.3854</text:p>
          </table:table-cell>
          <table:table-cell office:value-type="float" office:value="0.3854">
            <text:p>0.3854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2">
            <text:p>SI-6622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1755.0">
            <text:p>1755.0</text:p>
          </table:table-cell>
          <table:table-cell office:value-type="float" office:value="55.0">
            <text:p>55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6">
            <text:p>-0.96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3">
            <text:p>SI-6623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5135.0">
            <text:p>5135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45">
            <text:p>-5.845</text:p>
          </table:table-cell>
          <table:table-cell office:value-type="float" office:value="0.3911">
            <text:p>0.3911</text:p>
          </table:table-cell>
          <table:table-cell office:value-type="float" office:value="0.3911">
            <text:p>0.3911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5">
            <text:p>SI-6625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780.0">
            <text:p>3780.0</text:p>
          </table:table-cell>
          <table:table-cell office:value-type="float" office:value="55.0">
            <text:p>5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9">
            <text:p>-4.19</text:p>
          </table:table-cell>
          <table:table-cell office:value-type="float" office:value="0.3881">
            <text:p>0.3881</text:p>
          </table:table-cell>
          <table:table-cell office:value-type="float" office:value="0.3881">
            <text:p>0.3881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550">
            <text:p>SI-6550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1305.0">
            <text:p>1305.0</text:p>
          </table:table-cell>
          <table:table-cell office:value-type="float" office:value="60.0">
            <text:p>6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8">
            <text:p>-1.48</text:p>
          </table:table-cell>
          <table:table-cell office:value-type="float" office:value="0.8424">
            <text:p>0.8424</text:p>
          </table:table-cell>
          <table:table-cell office:value-type="float" office:value="0.8424">
            <text:p>0.8424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18">
            <text:p>PITT-0918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265.0">
            <text:p>3265.0</text:p>
          </table:table-cell>
          <table:table-cell office:value-type="float" office:value="70.0">
            <text:p>70.0</text:p>
          </table:table-cell>
          <table:table-cell office:value-type="string" office:value="BM peat">
            <text:p>B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0.3881">
            <text:p>0.3881</text:p>
          </table:table-cell>
          <table:table-cell office:value-type="float" office:value="0.3881">
            <text:p>0.3881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GX-11006">
            <text:p>GX-11006</text:p>
          </table:table-cell>
          <table:table-cell office:value-type="float" office:value="44.176">
            <text:p>44.176</text:p>
          </table:table-cell>
          <table:table-cell office:value-type="float" office:value="-68.825">
            <text:p>-68.825</text:p>
          </table:table-cell>
          <table:table-cell office:value-type="float" office:value="2145.0">
            <text:p>2145.0</text:p>
          </table:table-cell>
          <table:table-cell office:value-type="float" office:value="125.0">
            <text:p>12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1">
            <text:p>-1.51</text:p>
          </table:table-cell>
          <table:table-cell office:value-type="float" office:value="0.9353">
            <text:p>0.9353</text:p>
          </table:table-cell>
          <table:table-cell office:value-type="float" office:value="0.9353">
            <text:p>0.9353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62">
            <text:p>PITT-0962</text:p>
          </table:table-cell>
          <table:table-cell office:value-type="float" office:value="43.32">
            <text:p>43.32</text:p>
          </table:table-cell>
          <table:table-cell office:value-type="float" office:value="-70.58">
            <text:p>-70.58</text:p>
          </table:table-cell>
          <table:table-cell office:value-type="float" office:value="4535.0">
            <text:p>4535.0</text:p>
          </table:table-cell>
          <table:table-cell office:value-type="float" office:value="35.0">
            <text:p>3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2349">
            <text:p>-1.2349</text:p>
          </table:table-cell>
          <table:table-cell office:value-type="float" office:value="0.2551470164434615">
            <text:p>0.2551470164434615</text:p>
          </table:table-cell>
          <table:table-cell office:value-type="float" office:value="0.2551470164434615">
            <text:p>0.2551470164434615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8939">
            <text:p>AA-8939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4270.0">
            <text:p>4270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9">
            <text:p>-3.0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8940">
            <text:p>AA-8940</text:p>
          </table:table-cell>
          <table:table-cell office:value-type="float" office:value="43.742">
            <text:p>43.742</text:p>
          </table:table-cell>
          <table:table-cell office:value-type="float" office:value="-69.832">
            <text:p>-69.832</text:p>
          </table:table-cell>
          <table:table-cell office:value-type="float" office:value="2770.0">
            <text:p>2770.0</text:p>
          </table:table-cell>
          <table:table-cell office:value-type="float" office:value="65.0">
            <text:p>6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1">
            <text:p>-1.7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106461">
            <text:p>BETA-106461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270.0">
            <text:p>270.0</text:p>
          </table:table-cell>
          <table:table-cell office:value-type="float" office:value="60.0">
            <text:p>60.0</text:p>
          </table:table-cell>
          <table:table-cell office:value-type="string" office:value="Saltmarsh peat">
            <text:p>Salt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106462">
            <text:p>BETA-106462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1140.0">
            <text:p>1140.0</text:p>
          </table:table-cell>
          <table:table-cell office:value-type="float" office:value="60.0">
            <text:p>60.0</text:p>
          </table:table-cell>
          <table:table-cell office:value-type="string" office:value="Saltmarsh peat">
            <text:p>Salt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8">
            <text:p>-0.88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W-396">
            <text:p>W-396</text:p>
          </table:table-cell>
          <table:table-cell office:value-type="float" office:value="43.32">
            <text:p>43.32</text:p>
          </table:table-cell>
          <table:table-cell office:value-type="float" office:value="-70.58">
            <text:p>-70.58</text:p>
          </table:table-cell>
          <table:table-cell office:value-type="float" office:value="2980.0">
            <text:p>2980.0</text:p>
          </table:table-cell>
          <table:table-cell office:value-type="float" office:value="180.0">
            <text:p>180.0</text:p>
          </table:table-cell>
          <table:table-cell office:value-type="string" office:value="white pine stump">
            <text:p>white pine 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8315">
            <text:p>2.8315</text:p>
          </table:table-cell>
          <table:table-cell office:value-type="float" office:value="0.7315052973150639">
            <text:p>0.7315052973150639</text:p>
          </table:table-cell>
          <table:table-cell office:value-type="float" office:value="0.7315052973150639">
            <text:p>0.7315052973150639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8938">
            <text:p>AA-8938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2675.0">
            <text:p>2675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9">
            <text:p>-1.8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8937">
            <text:p>AA-8937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990.0">
            <text:p>990.0</text:p>
          </table:table-cell>
          <table:table-cell office:value-type="float" office:value="60.0">
            <text:p>6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2">
            <text:p>-0.6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8212">
            <text:p>AA-8212</text:p>
          </table:table-cell>
          <table:table-cell office:value-type="float" office:value="43.742">
            <text:p>43.742</text:p>
          </table:table-cell>
          <table:table-cell office:value-type="float" office:value="-69.832">
            <text:p>-69.832</text:p>
          </table:table-cell>
          <table:table-cell office:value-type="float" office:value="4945.0">
            <text:p>4945.0</text:p>
          </table:table-cell>
          <table:table-cell office:value-type="float" office:value="75.0">
            <text:p>75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49">
            <text:p>-6.4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W-508">
            <text:p>W-508</text:p>
          </table:table-cell>
          <table:table-cell office:value-type="float" office:value="43.32">
            <text:p>43.32</text:p>
          </table:table-cell>
          <table:table-cell office:value-type="float" office:value="-70.58">
            <text:p>-70.58</text:p>
          </table:table-cell>
          <table:table-cell office:value-type="float" office:value="2810.0">
            <text:p>2810.0</text:p>
          </table:table-cell>
          <table:table-cell office:value-type="float" office:value="200.0">
            <text:p>200.0</text:p>
          </table:table-cell>
          <table:table-cell office:value-type="string" office:value="white pine stump">
            <text:p>white pine 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9015">
            <text:p>3.9015</text:p>
          </table:table-cell>
          <table:table-cell office:value-type="float" office:value="0.7315052973150639">
            <text:p>0.7315052973150639</text:p>
          </table:table-cell>
          <table:table-cell office:value-type="float" office:value="0.7315052973150639">
            <text:p>0.7315052973150639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8209">
            <text:p>AA-8209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4735.0">
            <text:p>4735.0</text:p>
          </table:table-cell>
          <table:table-cell office:value-type="float" office:value="70.0">
            <text:p>70.0</text:p>
          </table:table-cell>
          <table:table-cell office:value-type="string" office:value="BM peat">
            <text:p>B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3865">
            <text:p>0.3865</text:p>
          </table:table-cell>
          <table:table-cell office:value-type="float" office:value="0.3865">
            <text:p>0.3865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GX-11008">
            <text:p>GX-11008</text:p>
          </table:table-cell>
          <table:table-cell office:value-type="float" office:value="44.176">
            <text:p>44.176</text:p>
          </table:table-cell>
          <table:table-cell office:value-type="float" office:value="-68.825">
            <text:p>-68.825</text:p>
          </table:table-cell>
          <table:table-cell office:value-type="float" office:value="3700.0">
            <text:p>3700.0</text:p>
          </table:table-cell>
          <table:table-cell office:value-type="float" office:value="200.0">
            <text:p>2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5246">
            <text:p>-0.524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GX-11007">
            <text:p>GX-11007</text:p>
          </table:table-cell>
          <table:table-cell office:value-type="float" office:value="44.176">
            <text:p>44.176</text:p>
          </table:table-cell>
          <table:table-cell office:value-type="float" office:value="-68.825">
            <text:p>-68.825</text:p>
          </table:table-cell>
          <table:table-cell office:value-type="float" office:value="3255.0">
            <text:p>3255.0</text:p>
          </table:table-cell>
          <table:table-cell office:value-type="float" office:value="150.0">
            <text:p>1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6">
            <text:p>-2.26</text:p>
          </table:table-cell>
          <table:table-cell office:value-type="float" office:value="0.9353">
            <text:p>0.9353</text:p>
          </table:table-cell>
          <table:table-cell office:value-type="float" office:value="0.9353">
            <text:p>0.9353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8208">
            <text:p>AA-8208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4235.0">
            <text:p>4235.0</text:p>
          </table:table-cell>
          <table:table-cell office:value-type="float" office:value="70.0">
            <text:p>70.0</text:p>
          </table:table-cell>
          <table:table-cell office:value-type="string" office:value="BM peat">
            <text:p>B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5">
            <text:p>-2.95</text:p>
          </table:table-cell>
          <table:table-cell office:value-type="float" office:value="0.3847">
            <text:p>0.3847</text:p>
          </table:table-cell>
          <table:table-cell office:value-type="float" office:value="0.3847">
            <text:p>0.3847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37">
            <text:p>PiTT-0737</text:p>
          </table:table-cell>
          <table:table-cell office:value-type="float" office:value="43.717">
            <text:p>43.717</text:p>
          </table:table-cell>
          <table:table-cell office:value-type="float" office:value="-70.167">
            <text:p>-70.167</text:p>
          </table:table-cell>
          <table:table-cell office:value-type="float" office:value="9130.0">
            <text:p>9130.0</text:p>
          </table:table-cell>
          <table:table-cell office:value-type="float" office:value="70.0">
            <text:p>7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4.1147">
            <text:p>-24.1147</text:p>
          </table:table-cell>
          <table:table-cell office:value-type="float" office:value="3.0247479233813848">
            <text:p>3.0247479233813848</text:p>
          </table:table-cell>
          <table:table-cell office:value-type="float" office:value="3.0247479233813848">
            <text:p>3.0247479233813848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68">
            <text:p>PITT-0968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3435.0">
            <text:p>3435.0</text:p>
          </table:table-cell>
          <table:table-cell office:value-type="float" office:value="45.0">
            <text:p>45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67">
            <text:p>PITT-0967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3470.0">
            <text:p>3470.0</text:p>
          </table:table-cell>
          <table:table-cell office:value-type="float" office:value="150.0">
            <text:p>15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57">
            <text:p>-3.5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65">
            <text:p>PITT-0965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4480.0">
            <text:p>4480.0</text:p>
          </table:table-cell>
          <table:table-cell office:value-type="float" office:value="95.0">
            <text:p>95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3">
            <text:p>-4.13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63">
            <text:p>PITT-0963</text:p>
          </table:table-cell>
          <table:table-cell office:value-type="float" office:value="43.32">
            <text:p>43.32</text:p>
          </table:table-cell>
          <table:table-cell office:value-type="float" office:value="-70.58">
            <text:p>-70.58</text:p>
          </table:table-cell>
          <table:table-cell office:value-type="float" office:value="3260.0">
            <text:p>3260.0</text:p>
          </table:table-cell>
          <table:table-cell office:value-type="float" office:value="40.0">
            <text:p>4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2349">
            <text:p>-1.2349</text:p>
          </table:table-cell>
          <table:table-cell office:value-type="float" office:value="0.2551470164434615">
            <text:p>0.2551470164434615</text:p>
          </table:table-cell>
          <table:table-cell office:value-type="float" office:value="0.2551470164434615">
            <text:p>0.2551470164434615</text:p>
          </table:table-cell>
          <table:table-cell office:value-type="string" office:value="Bloom1963,EngelhartHorton2012">
            <text:p>Bloom1963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GX-11005">
            <text:p>GX-11005</text:p>
          </table:table-cell>
          <table:table-cell office:value-type="float" office:value="44.119">
            <text:p>44.119</text:p>
          </table:table-cell>
          <table:table-cell office:value-type="float" office:value="-68.869">
            <text:p>-68.869</text:p>
          </table:table-cell>
          <table:table-cell office:value-type="float" office:value="5430.0">
            <text:p>5430.0</text:p>
          </table:table-cell>
          <table:table-cell office:value-type="float" office:value="100.0">
            <text:p>10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7.5954">
            <text:p>-7.5954</text:p>
          </table:table-cell>
          <table:table-cell office:value-type="float" office:value="0.7953772689736613">
            <text:p>0.7953772689736613</text:p>
          </table:table-cell>
          <table:table-cell office:value-type="float" office:value="0.7953772689736613">
            <text:p>0.7953772689736613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20">
            <text:p>PITT-0920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340.0">
            <text:p>3340.0</text:p>
          </table:table-cell>
          <table:table-cell office:value-type="float" office:value="55.0">
            <text:p>55.0</text:p>
          </table:table-cell>
          <table:table-cell office:value-type="string" office:value="BM peat">
            <text:p>B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6">
            <text:p>SI-6626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4380.0">
            <text:p>4380.0</text:p>
          </table:table-cell>
          <table:table-cell office:value-type="float" office:value="55.0">
            <text:p>5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085">
            <text:p>-5.085</text:p>
          </table:table-cell>
          <table:table-cell office:value-type="float" office:value="0.3886">
            <text:p>0.3886</text:p>
          </table:table-cell>
          <table:table-cell office:value-type="float" office:value="0.3886">
            <text:p>0.3886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4">
            <text:p>SI-6624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2495.0">
            <text:p>2495.0</text:p>
          </table:table-cell>
          <table:table-cell office:value-type="float" office:value="80.0">
            <text:p>80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8">
            <text:p>SI-6628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705.0">
            <text:p>3705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0.3864">
            <text:p>0.3864</text:p>
          </table:table-cell>
          <table:table-cell office:value-type="float" office:value="0.3864">
            <text:p>0.3864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55">
            <text:p>PITT-0755</text:p>
          </table:table-cell>
          <table:table-cell office:value-type="float" office:value="43.683">
            <text:p>43.683</text:p>
          </table:table-cell>
          <table:table-cell office:value-type="float" office:value="-69.917">
            <text:p>-69.917</text:p>
          </table:table-cell>
          <table:table-cell office:value-type="float" office:value="2950.0">
            <text:p>2950.0</text:p>
          </table:table-cell>
          <table:table-cell office:value-type="float" office:value="210.0">
            <text:p>21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42.1146">
            <text:p>-42.1146</text:p>
          </table:table-cell>
          <table:table-cell office:value-type="float" office:value="3.02456608458139">
            <text:p>3.02456608458139</text:p>
          </table:table-cell>
          <table:table-cell office:value-type="float" office:value="3.02456608458139">
            <text:p>3.02456608458139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54">
            <text:p>PITT-0754</text:p>
          </table:table-cell>
          <table:table-cell office:value-type="float" office:value="43.683">
            <text:p>43.683</text:p>
          </table:table-cell>
          <table:table-cell office:value-type="float" office:value="-69.917">
            <text:p>-69.917</text:p>
          </table:table-cell>
          <table:table-cell office:value-type="float" office:value="2570.0">
            <text:p>2570.0</text:p>
          </table:table-cell>
          <table:table-cell office:value-type="float" office:value="50.0">
            <text:p>5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9.0144">
            <text:p>-39.0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BarnhardtEtal1995,EngelhartHorton2012">
            <text:p>Barnhardt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33349">
            <text:p>AA-33349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1105.0">
            <text:p>1105.0</text:p>
          </table:table-cell>
          <table:table-cell office:value-type="float" office:value="45.0">
            <text:p>45.0</text:p>
          </table:table-cell>
          <table:table-cell office:value-type="string" office:value="Saltmarsh peat">
            <text:p>Salt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53">
            <text:p>PITT-0753</text:p>
          </table:table-cell>
          <table:table-cell office:value-type="float" office:value="43.683">
            <text:p>43.683</text:p>
          </table:table-cell>
          <table:table-cell office:value-type="float" office:value="-69.917">
            <text:p>-69.917</text:p>
          </table:table-cell>
          <table:table-cell office:value-type="float" office:value="1300.0">
            <text:p>1300.0</text:p>
          </table:table-cell>
          <table:table-cell office:value-type="float" office:value="35.0">
            <text:p>35.0</text:p>
          </table:table-cell>
          <table:table-cell office:value-type="string" office:value="A. isl">
            <text:p>A. is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7.9144">
            <text:p>-37.9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BarnhardtEtal1995,EngelhartHorton2012">
            <text:p>Barnhardt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49">
            <text:p>PITT-0749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9235.0">
            <text:p>9235.0</text:p>
          </table:table-cell>
          <table:table-cell office:value-type="float" office:value="60.0">
            <text:p>6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3.9144">
            <text:p>-23.9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48">
            <text:p>PITT-0748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8250.0">
            <text:p>8250.0</text:p>
          </table:table-cell>
          <table:table-cell office:value-type="float" office:value="80.0">
            <text:p>80.0</text:p>
          </table:table-cell>
          <table:table-cell office:value-type="string" office:value="M. edu">
            <text:p>M. edu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2.8644">
            <text:p>-22.86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47">
            <text:p>PITT-0747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9260.0">
            <text:p>9260.0</text:p>
          </table:table-cell>
          <table:table-cell office:value-type="float" office:value="100.0">
            <text:p>10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4.7144">
            <text:p>-24.7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46">
            <text:p>PITT-0746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9700.0">
            <text:p>9700.0</text:p>
          </table:table-cell>
          <table:table-cell office:value-type="float" office:value="65.0">
            <text:p>65.0</text:p>
          </table:table-cell>
          <table:table-cell office:value-type="string" office:value="M. mod">
            <text:p>M. mod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2.91441729924956">
            <text:p>-22.91441729924956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45">
            <text:p>PITT-0745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9630.0">
            <text:p>9630.0</text:p>
          </table:table-cell>
          <table:table-cell office:value-type="float" office:value="75.0">
            <text:p>75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2.71441729924956">
            <text:p>-22.71441729924956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44">
            <text:p>PITT-0744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9000.0">
            <text:p>9000.0</text:p>
          </table:table-cell>
          <table:table-cell office:value-type="float" office:value="100.0">
            <text:p>10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2.6144">
            <text:p>-22.6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44063">
            <text:p>Beta-44063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2520.0">
            <text:p>2520.0</text:p>
          </table:table-cell>
          <table:table-cell office:value-type="float" office:value="60.0">
            <text:p>6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41">
            <text:p>PITT-0741</text:p>
          </table:table-cell>
          <table:table-cell office:value-type="float" office:value="43.533">
            <text:p>43.533</text:p>
          </table:table-cell>
          <table:table-cell office:value-type="float" office:value="-70.217">
            <text:p>-70.217</text:p>
          </table:table-cell>
          <table:table-cell office:value-type="float" office:value="5915.0">
            <text:p>5915.0</text:p>
          </table:table-cell>
          <table:table-cell office:value-type="float" office:value="155.0">
            <text:p>155.0</text:p>
          </table:table-cell>
          <table:table-cell office:value-type="string" office:value="H. arc">
            <text:p>H. arc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1.5144">
            <text:p>-51.5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39">
            <text:p>PITT-0739</text:p>
          </table:table-cell>
          <table:table-cell office:value-type="float" office:value="43.533">
            <text:p>43.533</text:p>
          </table:table-cell>
          <table:table-cell office:value-type="float" office:value="-70.217">
            <text:p>-70.217</text:p>
          </table:table-cell>
          <table:table-cell office:value-type="float" office:value="785.0">
            <text:p>785.0</text:p>
          </table:table-cell>
          <table:table-cell office:value-type="float" office:value="35.0">
            <text:p>35.0</text:p>
          </table:table-cell>
          <table:table-cell office:value-type="string" office:value="A. isl">
            <text:p>A. is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4.3144">
            <text:p>-54.3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7">
            <text:p>SI-6627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105.0">
            <text:p>3105.0</text:p>
          </table:table-cell>
          <table:table-cell office:value-type="float" office:value="70.0">
            <text:p>7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4">
            <text:p>-2.24</text:p>
          </table:table-cell>
          <table:table-cell office:value-type="float" office:value="0.3859">
            <text:p>0.3859</text:p>
          </table:table-cell>
          <table:table-cell office:value-type="float" office:value="0.3859">
            <text:p>0.3859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587">
            <text:p>PITT-0587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7270.0">
            <text:p>7270.0</text:p>
          </table:table-cell>
          <table:table-cell office:value-type="float" office:value="105.0">
            <text:p>105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4.5144">
            <text:p>-24.5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586">
            <text:p>PITT-0586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9250.0">
            <text:p>9250.0</text:p>
          </table:table-cell>
          <table:table-cell office:value-type="float" office:value="110.0">
            <text:p>11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4.3644">
            <text:p>-24.36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585">
            <text:p>PITT-0585</text:p>
          </table:table-cell>
          <table:table-cell office:value-type="float" office:value="43.7">
            <text:p>43.7</text:p>
          </table:table-cell>
          <table:table-cell office:value-type="float" office:value="-69.767">
            <text:p>-69.767</text:p>
          </table:table-cell>
          <table:table-cell office:value-type="float" office:value="9090.0">
            <text:p>9090.0</text:p>
          </table:table-cell>
          <table:table-cell office:value-type="float" office:value="95.0">
            <text:p>95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4.2644">
            <text:p>-24.26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44062">
            <text:p>Beta-44062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2100.0">
            <text:p>2100.0</text:p>
          </table:table-cell>
          <table:table-cell office:value-type="float" office:value="55.0">
            <text:p>5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8">
            <text:p>-1.58</text:p>
          </table:table-cell>
          <table:table-cell office:value-type="float" office:value="0.3846">
            <text:p>0.3846</text:p>
          </table:table-cell>
          <table:table-cell office:value-type="float" office:value="0.3846">
            <text:p>0.3846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44061">
            <text:p>Beta-44061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980.0">
            <text:p>980.0</text:p>
          </table:table-cell>
          <table:table-cell office:value-type="float" office:value="55.0">
            <text:p>5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7">
            <text:p>-0.67</text:p>
          </table:table-cell>
          <table:table-cell office:value-type="float" office:value="0.3843">
            <text:p>0.3843</text:p>
          </table:table-cell>
          <table:table-cell office:value-type="float" office:value="0.3843">
            <text:p>0.3843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52188">
            <text:p>BETA-52188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3760.0">
            <text:p>3760.0</text:p>
          </table:table-cell>
          <table:table-cell office:value-type="float" office:value="60.0">
            <text:p>6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3">
            <text:p>-3.0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33346">
            <text:p>AA-33346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465.0">
            <text:p>465.0</text:p>
          </table:table-cell>
          <table:table-cell office:value-type="float" office:value="60.0">
            <text:p>60.0</text:p>
          </table:table-cell>
          <table:table-cell office:value-type="string" office:value="Saltmarsh peat">
            <text:p>Salt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33347">
            <text:p>AA-33347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825.0">
            <text:p>825.0</text:p>
          </table:table-cell>
          <table:table-cell office:value-type="float" office:value="45.0">
            <text:p>45.0</text:p>
          </table:table-cell>
          <table:table-cell office:value-type="string" office:value="Saltmarsh peat">
            <text:p>Salt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8">
            <text:p>-0.68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50161">
            <text:p>BETA-50161</text:p>
          </table:table-cell>
          <table:table-cell office:value-type="float" office:value="43.752">
            <text:p>43.752</text:p>
          </table:table-cell>
          <table:table-cell office:value-type="float" office:value="-69.822">
            <text:p>-69.822</text:p>
          </table:table-cell>
          <table:table-cell office:value-type="float" office:value="4980.0">
            <text:p>4980.0</text:p>
          </table:table-cell>
          <table:table-cell office:value-type="float" office:value="60.0">
            <text:p>60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756">
            <text:p>PITT-0756</text:p>
          </table:table-cell>
          <table:table-cell office:value-type="float" office:value="43.8">
            <text:p>43.8</text:p>
          </table:table-cell>
          <table:table-cell office:value-type="float" office:value="-69.85">
            <text:p>-69.85</text:p>
          </table:table-cell>
          <table:table-cell office:value-type="float" office:value="8270.0">
            <text:p>8270.0</text:p>
          </table:table-cell>
          <table:table-cell office:value-type="float" office:value="75.0">
            <text:p>75.0</text:p>
          </table:table-cell>
          <table:table-cell office:value-type="string" office:value="A. isl">
            <text:p>A. is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46.1144">
            <text:p>-46.11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BelknapEtal1989,EngelhartHorton2012">
            <text:p>BelknapEtal1989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896">
            <text:p>PITT-0896</text:p>
          </table:table-cell>
          <table:table-cell office:value-type="float" office:value="43.34">
            <text:p>43.34</text:p>
          </table:table-cell>
          <table:table-cell office:value-type="float" office:value="-70.541">
            <text:p>-70.541</text:p>
          </table:table-cell>
          <table:table-cell office:value-type="float" office:value="300.0">
            <text:p>300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25">
            <text:p>-0.725</text:p>
          </table:table-cell>
          <table:table-cell office:value-type="float" office:value="0.3871">
            <text:p>0.3871</text:p>
          </table:table-cell>
          <table:table-cell office:value-type="float" office:value="0.3871">
            <text:p>0.3871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AA-33348">
            <text:p>AA-33348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1020.0">
            <text:p>1020.0</text:p>
          </table:table-cell>
          <table:table-cell office:value-type="float" office:value="55.0">
            <text:p>55.0</text:p>
          </table:table-cell>
          <table:table-cell office:value-type="string" office:value="Saltmarsh peat">
            <text:p>Saltmar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7">
            <text:p>-0.77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00">
            <text:p>PITT-0900</text:p>
          </table:table-cell>
          <table:table-cell office:value-type="float" office:value="43.34">
            <text:p>43.34</text:p>
          </table:table-cell>
          <table:table-cell office:value-type="float" office:value="-70.541">
            <text:p>-70.541</text:p>
          </table:table-cell>
          <table:table-cell office:value-type="float" office:value="4335.0">
            <text:p>4335.0</text:p>
          </table:table-cell>
          <table:table-cell office:value-type="float" office:value="60.0">
            <text:p>60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16">
            <text:p>PITT-0916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2010.0">
            <text:p>2010.0</text:p>
          </table:table-cell>
          <table:table-cell office:value-type="float" office:value="40.0">
            <text:p>4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35">
            <text:p>-1.335</text:p>
          </table:table-cell>
          <table:table-cell office:value-type="float" office:value="0.3898">
            <text:p>0.3898</text:p>
          </table:table-cell>
          <table:table-cell office:value-type="float" office:value="0.3898">
            <text:p>0.3898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897">
            <text:p>PITT-0897</text:p>
          </table:table-cell>
          <table:table-cell office:value-type="float" office:value="43.34">
            <text:p>43.34</text:p>
          </table:table-cell>
          <table:table-cell office:value-type="float" office:value="-70.541">
            <text:p>-70.541</text:p>
          </table:table-cell>
          <table:table-cell office:value-type="float" office:value="1090.0">
            <text:p>1090.0</text:p>
          </table:table-cell>
          <table:table-cell office:value-type="float" office:value="50.0">
            <text:p>50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65">
            <text:p>-1.265</text:p>
          </table:table-cell>
          <table:table-cell office:value-type="float" office:value="0.3859">
            <text:p>0.3859</text:p>
          </table:table-cell>
          <table:table-cell office:value-type="float" office:value="0.3859">
            <text:p>0.3859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13">
            <text:p>PITT-0913</text:p>
          </table:table-cell>
          <table:table-cell office:value-type="float" office:value="43.32">
            <text:p>43.32</text:p>
          </table:table-cell>
          <table:table-cell office:value-type="float" office:value="-70.58">
            <text:p>-70.58</text:p>
          </table:table-cell>
          <table:table-cell office:value-type="float" office:value="4480.0">
            <text:p>448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605">
            <text:p>-2.0605</text:p>
          </table:table-cell>
          <table:table-cell office:value-type="float" office:value="0.16449999999999998">
            <text:p>0.16449999999999998</text:p>
          </table:table-cell>
          <table:table-cell office:value-type="float" office:value="0.16449999999999998">
            <text:p>0.16449999999999998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12">
            <text:p>PITT-0912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585.0">
            <text:p>3585.0</text:p>
          </table:table-cell>
          <table:table-cell office:value-type="float" office:value="60.0">
            <text:p>60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09">
            <text:p>PITT-0909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065.0">
            <text:p>3065.0</text:p>
          </table:table-cell>
          <table:table-cell office:value-type="float" office:value="75.0">
            <text:p>75.0</text:p>
          </table:table-cell>
          <table:table-cell office:value-type="string" office:value="HM peat">
            <text:p>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">
            <text:p>-2.6</text:p>
          </table:table-cell>
          <table:table-cell office:value-type="float" office:value="0.3856">
            <text:p>0.3856</text:p>
          </table:table-cell>
          <table:table-cell office:value-type="float" office:value="0.3856">
            <text:p>0.3856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17">
            <text:p>PITT-0917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3900.0">
            <text:p>3900.0</text:p>
          </table:table-cell>
          <table:table-cell office:value-type="float" office:value="145.0">
            <text:p>145.0</text:p>
          </table:table-cell>
          <table:table-cell office:value-type="string" office:value="BM peat">
            <text:p>B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4046">
            <text:p>0.4046</text:p>
          </table:table-cell>
          <table:table-cell office:value-type="float" office:value="0.4046">
            <text:p>0.4046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SI-6629">
            <text:p>SI-6629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4220.0">
            <text:p>4220.0</text:p>
          </table:table-cell>
          <table:table-cell office:value-type="float" office:value="60.0">
            <text:p>60.0</text:p>
          </table:table-cell>
          <table:table-cell office:value-type="string" office:value="HHM peat">
            <text:p>HH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0.3871">
            <text:p>0.3871</text:p>
          </table:table-cell>
          <table:table-cell office:value-type="float" office:value="0.3871">
            <text:p>0.3871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06">
            <text:p>PITT-0906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2225.0">
            <text:p>2225.0</text:p>
          </table:table-cell>
          <table:table-cell office:value-type="float" office:value="60.0">
            <text:p>60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4">
            <text:p>-1.34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GehrelsEtal1996,EngelhartHorton2012">
            <text:p>GehrelsEtal1996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07">
            <text:p>PITT-0907</text:p>
          </table:table-cell>
          <table:table-cell office:value-type="float" office:value="43.292">
            <text:p>43.292</text:p>
          </table:table-cell>
          <table:table-cell office:value-type="float" office:value="-70.573">
            <text:p>-70.573</text:p>
          </table:table-cell>
          <table:table-cell office:value-type="float" office:value="4255.0">
            <text:p>4255.0</text:p>
          </table:table-cell>
          <table:table-cell office:value-type="float" office:value="55.0">
            <text:p>55.0</text:p>
          </table:table-cell>
          <table:table-cell office:value-type="string" office:value="BM peat">
            <text:p>B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595">
            <text:p>-3.595</text:p>
          </table:table-cell>
          <table:table-cell office:value-type="float" office:value="0.3869">
            <text:p>0.3869</text:p>
          </table:table-cell>
          <table:table-cell office:value-type="float" office:value="0.3869">
            <text:p>0.3869</text:p>
          </table:table-cell>
          <table:table-cell office:value-type="string" office:value="KelleyEtal1995,EngelhartHorton2012">
            <text:p>Kelley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OS-1860">
            <text:p>OS-1860</text:p>
          </table:table-cell>
          <table:table-cell office:value-type="float" office:value="43.707">
            <text:p>43.707</text:p>
          </table:table-cell>
          <table:table-cell office:value-type="float" office:value="-69.794">
            <text:p>-69.794</text:p>
          </table:table-cell>
          <table:table-cell office:value-type="float" office:value="8710.0">
            <text:p>8710.0</text:p>
          </table:table-cell>
          <table:table-cell office:value-type="float" office:value="35.0">
            <text:p>35.0</text:p>
          </table:table-cell>
          <table:table-cell office:value-type="string" office:value="M. bal">
            <text:p>M. ba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6.6244">
            <text:p>-26.62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OS-1862">
            <text:p>OS-1862</text:p>
          </table:table-cell>
          <table:table-cell office:value-type="float" office:value="43.707">
            <text:p>43.707</text:p>
          </table:table-cell>
          <table:table-cell office:value-type="float" office:value="-69.794">
            <text:p>-69.794</text:p>
          </table:table-cell>
          <table:table-cell office:value-type="float" office:value="8610.0">
            <text:p>8610.0</text:p>
          </table:table-cell>
          <table:table-cell office:value-type="float" office:value="40.0">
            <text:p>40.0</text:p>
          </table:table-cell>
          <table:table-cell office:value-type="string" office:value="M. bal">
            <text:p>M. bal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6.6244">
            <text:p>-26.6244</text:p>
          </table:table-cell>
          <table:table-cell office:value-type="float" office:value="3.0244172992495595">
            <text:p>3.0244172992495595</text:p>
          </table:table-cell>
          <table:table-cell office:value-type="float" office:value="3.0244172992495595">
            <text:p>3.0244172992495595</text:p>
          </table:table-cell>
          <table:table-cell office:value-type="string" office:value="KelleyEtal1992,EngelhartHorton2012">
            <text:p>KelleyEtal1992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69337">
            <text:p>BETA-69337</text:p>
          </table:table-cell>
          <table:table-cell office:value-type="float" office:value="44.414">
            <text:p>44.414</text:p>
          </table:table-cell>
          <table:table-cell office:value-type="float" office:value="-68.857">
            <text:p>-68.857</text:p>
          </table:table-cell>
          <table:table-cell office:value-type="float" office:value="8730.0">
            <text:p>8730.0</text:p>
          </table:table-cell>
          <table:table-cell office:value-type="float" office:value="60.0">
            <text:p>6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7.4044">
            <text:p>-27.4044</text:p>
          </table:table-cell>
          <table:table-cell office:value-type="float" office:value="3.024413346419434">
            <text:p>3.024413346419434</text:p>
          </table:table-cell>
          <table:table-cell office:value-type="float" office:value="3.024413346419434">
            <text:p>3.024413346419434</text:p>
          </table:table-cell>
          <table:table-cell office:value-type="string" office:value="BarnhardtEtal1995,EngelhartHorton2012">
            <text:p>Barnhardt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69336">
            <text:p>BETA-69336</text:p>
          </table:table-cell>
          <table:table-cell office:value-type="float" office:value="44.414">
            <text:p>44.414</text:p>
          </table:table-cell>
          <table:table-cell office:value-type="float" office:value="-68.857">
            <text:p>-68.857</text:p>
          </table:table-cell>
          <table:table-cell office:value-type="float" office:value="8730.0">
            <text:p>8730.0</text:p>
          </table:table-cell>
          <table:table-cell office:value-type="float" office:value="70.0">
            <text:p>70.0</text:p>
          </table:table-cell>
          <table:table-cell office:value-type="string" office:value="M. are">
            <text:p>M. are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7.4044">
            <text:p>-27.4044</text:p>
          </table:table-cell>
          <table:table-cell office:value-type="float" office:value="3.0243682332017707">
            <text:p>3.0243682332017707</text:p>
          </table:table-cell>
          <table:table-cell office:value-type="float" office:value="3.0243682332017707">
            <text:p>3.0243682332017707</text:p>
          </table:table-cell>
          <table:table-cell office:value-type="string" office:value="BarnhardtEtal1995,EngelhartHorton2012">
            <text:p>Barnhardt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63125">
            <text:p>BETA-63125</text:p>
          </table:table-cell>
          <table:table-cell office:value-type="float" office:value="43.701">
            <text:p>43.701</text:p>
          </table:table-cell>
          <table:table-cell office:value-type="float" office:value="-69.824">
            <text:p>-69.824</text:p>
          </table:table-cell>
          <table:table-cell office:value-type="float" office:value="7310.0">
            <text:p>7310.0</text:p>
          </table:table-cell>
          <table:table-cell office:value-type="float" office:value="70.0">
            <text:p>70.0</text:p>
          </table:table-cell>
          <table:table-cell office:value-type="string" office:value="M. edu">
            <text:p>M. edu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5.6243">
            <text:p>-25.6243</text:p>
          </table:table-cell>
          <table:table-cell office:value-type="float" office:value="3.024252014961716">
            <text:p>3.024252014961716</text:p>
          </table:table-cell>
          <table:table-cell office:value-type="float" office:value="3.024252014961716">
            <text:p>3.024252014961716</text:p>
          </table:table-cell>
          <table:table-cell office:value-type="string" office:value="BarnhardtEtal1995,EngelhartHorton2012">
            <text:p>Barnhardt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BETA-63124">
            <text:p>BETA-63124</text:p>
          </table:table-cell>
          <table:table-cell office:value-type="float" office:value="43.701">
            <text:p>43.701</text:p>
          </table:table-cell>
          <table:table-cell office:value-type="float" office:value="-69.824">
            <text:p>-69.824</text:p>
          </table:table-cell>
          <table:table-cell office:value-type="float" office:value="7490.0">
            <text:p>7490.0</text:p>
          </table:table-cell>
          <table:table-cell office:value-type="float" office:value="90.0">
            <text:p>90.0</text:p>
          </table:table-cell>
          <table:table-cell office:value-type="string" office:value="M. edu">
            <text:p>M. edu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25.6242">
            <text:p>-25.6242</text:p>
          </table:table-cell>
          <table:table-cell office:value-type="float" office:value="3.0242364738889056">
            <text:p>3.0242364738889056</text:p>
          </table:table-cell>
          <table:table-cell office:value-type="float" office:value="3.0242364738889056">
            <text:p>3.0242364738889056</text:p>
          </table:table-cell>
          <table:table-cell office:value-type="string" office:value="BarnhardtEtal1995,EngelhartHorton2012">
            <text:p>BarnhardtEtal1995,EngelhartHorton2012</text:p>
          </table:table-cell>
        </table:table-row>
        <table:table-row>
          <table:table-cell office:value-type="string" office:value="Southern_Maine">
            <text:p>Southern_Maine</text:p>
          </table:table-cell>
          <table:table-cell office:value-type="string" office:value="radiocarbon">
            <text:p>radiocarbon</text:p>
          </table:table-cell>
          <table:table-cell office:value-type="string" office:value="PITT-0902">
            <text:p>PITT-0902</text:p>
          </table:table-cell>
          <table:table-cell office:value-type="float" office:value="43.34">
            <text:p>43.34</text:p>
          </table:table-cell>
          <table:table-cell office:value-type="float" office:value="-70.541">
            <text:p>-70.541</text:p>
          </table:table-cell>
          <table:table-cell office:value-type="float" office:value="705.0">
            <text:p>705.0</text:p>
          </table:table-cell>
          <table:table-cell office:value-type="float" office:value="165.0">
            <text:p>165.0</text:p>
          </table:table-cell>
          <table:table-cell office:value-type="string" office:value="LM peat">
            <text:p>LM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6">
            <text:p>-0.36</text:p>
          </table:table-cell>
          <table:table-cell office:value-type="float" office:value="0.76">
            <text:p>0.76</text:p>
          </table:table-cell>
          <table:table-cell office:value-type="float" office:value="0.76">
            <text:p>0.76</text:p>
          </table:table-cell>
          <table:table-cell office:value-type="string" office:value="GehrelsEtal1996,EngelhartHorton2012">
            <text:p>GehrelsEtal1996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